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8157" officeooo:paragraph-rsid="00058157"/>
    </style:style>
    <style:style style:name="P2" style:family="paragraph" style:parent-style-name="Standard">
      <style:text-properties officeooo:rsid="00058157" officeooo:paragraph-rsid="0006feb1"/>
    </style:style>
    <style:style style:name="P3" style:family="paragraph" style:parent-style-name="Text_20_body">
      <style:text-properties officeooo:rsid="00058157" officeooo:paragraph-rsid="00058157"/>
    </style:style>
    <style:style style:name="P4" style:family="paragraph" style:parent-style-name="Text_20_body">
      <style:text-properties officeooo:rsid="0006feb1" officeooo:paragraph-rsid="0006feb1"/>
    </style:style>
    <style:style style:name="P5" style:family="paragraph" style:parent-style-name="Text_20_body">
      <style:text-properties fo:font-style="italic" fo:font-weight="normal" style:font-style-asian="italic" style:font-weight-asian="normal" style:font-style-complex="italic" style:font-weight-complex="normal"/>
    </style:style>
    <style:style style:name="P6" style:family="paragraph" style:parent-style-name="Standard" style:list-style-name="L1">
      <style:text-properties officeooo:paragraph-rsid="0008d56b"/>
    </style:style>
    <style:style style:name="P7" style:family="paragraph" style:parent-style-name="Standard" style:list-style-name="L1">
      <style:text-properties fo:font-weight="bold" officeooo:rsid="0008d56b" officeooo:paragraph-rsid="0008d56b" style:font-weight-asian="bold" style:font-weight-complex="bold"/>
    </style:style>
    <style:style style:name="P8" style:family="paragraph" style:parent-style-name="Standard" style:list-style-name="L1">
      <style:text-properties officeooo:rsid="0008d56b" officeooo:paragraph-rsid="0008d56b"/>
    </style:style>
    <style:style style:name="P9" style:family="paragraph" style:parent-style-name="Standard" style:list-style-name="L1">
      <style:text-properties fo:font-style="italic" fo:font-weight="normal" officeooo:rsid="0008d56b" officeooo:paragraph-rsid="0008d56b" style:font-style-asian="italic" style:font-weight-asian="normal" style:font-style-complex="italic" style:font-weight-complex="normal"/>
    </style:style>
    <style:style style:name="P10" style:family="paragraph" style:parent-style-name="Standard" style:list-style-name="L2">
      <style:text-properties officeooo:rsid="00058157" officeooo:paragraph-rsid="00058157"/>
    </style:style>
    <style:style style:name="P11" style:family="paragraph" style:parent-style-name="Standard" style:list-style-name="L2">
      <style:text-properties officeooo:rsid="0006feb1" officeooo:paragraph-rsid="0006feb1"/>
    </style:style>
    <style:style style:name="P12" style:family="paragraph" style:parent-style-name="Text_20_body" style:list-style-name="L3">
      <style:text-properties officeooo:rsid="0006feb1" officeooo:paragraph-rsid="0006feb1"/>
    </style:style>
    <style:style style:name="P13" style:family="paragraph" style:parent-style-name="Heading_20_3">
      <style:text-properties officeooo:rsid="00058157" officeooo:paragraph-rsid="00058157"/>
    </style:style>
    <style:style style:name="T1" style:family="text">
      <style:text-properties fo:font-style="italic" style:font-style-asian="italic" style:font-style-complex="italic"/>
    </style:style>
    <style:style style:name="T2" style:family="text">
      <style:text-properties fo:font-style="italic" officeooo:rsid="0008d56b" style:font-style-asian="italic" style:font-style-complex="italic"/>
    </style:style>
    <style:style style:name="T3" style:family="text">
      <style:text-properties fo:font-style="italic" officeooo:rsid="000a13a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058157" style:font-style-asian="italic" style:font-weight-asian="normal" style:font-style-complex="italic" style:font-weight-complex="normal"/>
    </style:style>
    <style:style style:name="T6" style:family="text">
      <style:text-properties fo:font-style="italic" fo:font-weight="normal" officeooo:rsid="0008d56b"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style:text-underline-style="none" fo:font-weight="bold" officeooo:rsid="00058157" style:font-style-asian="normal" style:font-weight-asian="bold" style:font-style-complex="normal" style:font-weight-complex="bold"/>
    </style:style>
    <style:style style:name="T10" style:family="text">
      <style:text-properties fo:font-style="normal" style:text-underline-style="none" fo:font-weight="normal" officeooo:rsid="00058157"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officeooo:rsid="0006feb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2">Disclaimer</text:span>: this overview is very incomplete</text:p>
      <text:h text:style-name="Heading_20_3" text:outline-level="3">Structure</text:h>
      <text:list xml:id="list3710353990" text:style-name="L1">
        <text:list-item>
          <text:p text:style-name="P6"><text:span text:style-name="T9">Main.java</text:span><text:span text:style-name="T10"> </text:span><text:span text:style-name="T5">will begin the simulatio</text:span><text:span text:style-name="T6">n</text:span></text:p>
        </text:list-item>
        <text:list-item>
          <text:p text:style-name="P7"><text:span text:style-name="T2">C</text:span><text:span text:style-name="T1">ode</text:span><text:span text:style-name="T4">-folder contains the actual code called by the aforementioned</text:span></text:p>
        </text:list-item>
        <text:list-item>
          <text:p text:style-name="P8"><text:span text:style-name="T7">Documentation</text:span><text:span text:style-name="T4">-folder contain ramblings</text:span></text:p>
        </text:list-item>
        <text:list-item>
          <text:p text:style-name="P8"><text:span text:style-name="T7">Input</text:span><text:span text:style-name="T4">-folder contains easily modifiable files</text:span></text:p>
        </text:list-item>
        <text:list-item>
          <text:p text:style-name="P8"><text:span text:style-name="T7">Output</text:span><text:span text:style-name="T4">-folder will store the ever modifying files</text:span></text:p>
          <text:p text:style-name="P9"/>
        </text:list-item>
      </text:list>
      <text:h text:style-name="Heading_20_3" text:outline-level="3">Introduction</text:h>
      <text:p text:style-name="P2">A <text:span text:style-name="T12">hundred</text:span> families will be generated of <text:span text:style-name="T13">a </text:span>varying size, each family has a patriarch and his wife, the matron. This number is a good number for it should rarely lead to extinction and result in a manageable number of people, which by the end of it should be decoupled of the initial number, which might be around two thousand people.</text:p>
      <text:p text:style-name="P2"/>
      <text:p text:style-name="P2">These two are of varying age and have varying number of children. Lives of these people and their descendants will be simulated from the year <text:span text:style-name="T12">1000</text:span> to <text:span text:style-name="T12">1500</text:span>. <text:span text:style-name="T13">During this time they will be ruled over by a monarch defined.</text:span></text:p>
      <text:p text:style-name="P1"/>
      <text:h text:style-name="P13" text:outline-level="3">The Two Castes</text:h>
      <text:p text:style-name="P1"><text:span text:style-name="T12">Ten</text:span> of these families are highborn and the rest lowborn. Both castes are only supposed to marry each other, but a highborn man might take a lowborn lover, and if there is a lack of highborn brides, he might marry him, such marriage is coined the <text:span text:style-name="T1">morganatic marriage</text:span>, and because highborn should not marry the lowborn, such marriage promotes to lowborn family of the bride into a new nobility. </text:p>
      <text:p text:style-name="P1"/>
      <text:p text:style-name="P1">There must always at least ten families, therefore if a tenth family goes extinct, a lowborn house is randomly picked and raised into the nobility.</text:p>
      <text:p text:style-name="P1"/>
      <text:p text:style-name="P1">Benefits of highborn are as follows:</text:p>
      <text:list xml:id="list1877769480" text:style-name="L2">
        <text:list-item>
          <text:p text:style-name="P10">Patriarch of highborn families are eligible for election to the rulership</text:p>
        </text:list-item>
        <text:list-item>
          <text:p text:style-name="P10">Every noble family has a coat of arms</text:p>
        </text:list-item>
        <text:list-item>
          <text:p text:style-name="P10"><text:span text:style-name="T13">N</text:span>obles can afford to raise any number of children, while lowborn man should not breed if he already has three living sons</text:p>
        </text:list-item>
        <text:list-item>
          <text:p text:style-name="P11">Name of every noble house and cadet branch must be unique</text:p>
        </text:list-item>
      </text:list>
      <text:p text:style-name="P1"/>
      <text:h text:style-name="P13" text:outline-level="3">Houses</text:h>
      <text:p text:style-name="P3">There are <text:span text:style-name="T11">two</text:span> types of houses, "<text:span text:style-name="T1">main houses</text:span>" and "<text:span text:style-name="T1">cadet houses</text:span>". Every house will stem from a main house, when the house head dies (position which is determined agnatic primogeniture tradition) his sons will become the "princes of the house". When last of the princes has died, all the princes whose descended isn't the current head (that would be the senior branch) will form a cadet house. </text:p>
      <text:p text:style-name="P3">The idea being that houses of <text:span text:style-name="T1">Lancaster</text:span> and <text:span text:style-name="T1">York</text:span> would be formed upon the death of last of <text:span text:style-name="T1">Edward III of England</text:span>'s sons, <text:span text:style-name="T1">John of Gaunt</text:span>'s death, but if <text:span text:style-name="T8">Richard II of England</text:span> died before his uncle, the cadet house of Lancaster would not be founded because John's lineage would be the <text:soft-page-break/>senior branch, but upon John's death his younger brother's descended would still form the cadet house of York.</text:p>
      <text:p text:style-name="P4">So the leadership of a house should passed in following ways not other ways:</text:p>
      <text:list xml:id="list3813198297" text:style-name="L3">
        <text:list-item>
          <text:p text:style-name="P12">From father to son</text:p>
        </text:list-item>
        <text:list-item>
          <text:p text:style-name="P12">From brother to brother</text:p>
        </text:list-item>
        <text:list-item>
          <text:p text:style-name="P12">From nephew to uncle</text:p>
        </text:list-item>
        <text:list-item>
          <text:p text:style-name="P12">From uncle to nephew, with a younger uncle still alive</text:p>
        </text:list-item>
        <text:list-item>
          <text:p text:style-name="P12">From cousin to cousin, with a younger uncle still alive</text:p>
        </text:list-item>
      </text:list>
      <text:p text:style-name="P4">The nature of monogamous marriage dictates that every house will go extinct with time, but that doesn't mean they can't leave behind a cadet branch that too will go extinct, but that might also have cadet branches of its own, etc.</text:p>
      <text:p text:style-name="P4">There is no mechanical bonuses for cadet branches. Only reason for branching is that families of hundreds members are not families but tribes and dull, the families should be small units of no more than twenty peo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20:38:57.014803154</meta:creation-date>
    <meta:generator>LibreOffice/6.2.8.2$Linux_X86_64 LibreOffice_project/20$Build-2</meta:generator>
    <dc:date>2020-01-29T22:38:50.407891204</dc:date>
    <meta:editing-duration>PT1H26M42S</meta:editing-duration>
    <meta:editing-cycles>5</meta:editing-cycles>
    <meta:document-statistic meta:table-count="0" meta:image-count="0" meta:object-count="0" meta:page-count="2" meta:paragraph-count="30" meta:word-count="570" meta:character-count="3228" meta:non-whitespace-character-count="2700"/>
  </office:meta>
</office:document-meta>
</file>